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4cm"/>
    </style:style>
    <style:style style:name="co2" style:family="table-column">
      <style:table-column-properties fo:break-before="auto" style:column-width="7.83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command line</text:p>
          </table:table-cell>
          <table:table-cell table:formula="of:=&quot;&lt;td valign=top&gt;&amp;nbsp;&quot;&amp;[.A30]&amp;&quot;&lt;/td&gt;&quot;" office:value-type="string" office:string-value="&lt;td valign=top&gt;&amp;nbsp;GDB command line&lt;/td&gt;">
            <text:p>&lt;td valign=top&gt;&amp;nbsp;GDB command line&lt;/td&gt;</text:p>
          </table:table-cell>
          <table:table-cell/>
        </table:table-row>
        <table:table-row table:style-name="ro1">
          <table:table-cell office:value-type="string">
            <text:p>.gdbinit</text:p>
          </table:table-cell>
          <table:table-cell table:formula="of:=&quot;&lt;td valign=top&gt;&amp;nbsp;&quot;&amp;[.A31]&amp;&quot;&lt;/td&gt;&quot;" office:value-type="string" office:string-value="&lt;td valign=top&gt;&amp;nbsp;.gdbinit&lt;/td&gt;">
            <text:p>&lt;td valign=top&gt;&amp;nbsp;.gdbinit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nnectio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table:formula="of:=&quot;&lt;td valign=top&gt;&amp;nbsp;&quot;&amp;[.A36]&amp;&quot;&lt;/td&gt;&quot;" office:value-type="string" office:string-value="&lt;td valign=top&gt;&amp;nbsp;Type&lt;/td&gt;">
            <text:p>&lt;td valign=top&gt;&amp;nbsp;Type&lt;/td&gt;</text:p>
          </table:table-cell>
          <table:table-cell/>
        </table:table-row>
        <table:table-row table:style-name="ro1">
          <table:table-cell office:value-type="string">
            <text:p>TCP</text:p>
          </table:table-cell>
          <table:table-cell table:formula="of:=&quot;&lt;td valign=top&gt;&amp;nbsp;&quot;&amp;[.A37]&amp;&quot;&lt;/td&gt;&quot;" office:value-type="string" office:string-value="&lt;td valign=top&gt;&amp;nbsp;TCP&lt;/td&gt;">
            <text:p>&lt;td valign=top&gt;&amp;nbsp;TCP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Host name or IP address</text:p>
          </table:table-cell>
          <table:table-cell table:formula="of:=&quot;&lt;td valign=top&gt;&amp;nbsp;&quot;&amp;[.A40]&amp;&quot;&lt;/td&gt;&quot;" office:value-type="string" office:string-value="&lt;td valign=top&gt;&amp;nbsp;Host name or IP address&lt;/td&gt;">
            <text:p>&lt;td valign=top&gt;&amp;nbsp;Host name or IP address&lt;/td&gt;</text:p>
          </table:table-cell>
          <table:table-cell/>
        </table:table-row>
        <table:table-row table:style-name="ro1">
          <table:table-cell office:value-type="string">
            <text:p>localhost</text:p>
          </table:table-cell>
          <table:table-cell table:formula="of:=&quot;&lt;td valign=top&gt;&amp;nbsp;&quot;&amp;[.A41]&amp;&quot;&lt;/td&gt;&quot;" office:value-type="string" office:string-value="&lt;td valign=top&gt;&amp;nbsp;localhost&lt;/td&gt;">
            <text:p>&lt;td valign=top&gt;&amp;nbsp;localhost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ort number</text:p>
          </table:table-cell>
          <table:table-cell table:formula="of:=&quot;&lt;td valign=top&gt;&amp;nbsp;&quot;&amp;[.A44]&amp;&quot;&lt;/td&gt;&quot;" office:value-type="string" office:string-value="&lt;td valign=top&gt;&amp;nbsp;Port number&lt;/td&gt;">
            <text:p>&lt;td valign=top&gt;&amp;nbsp;Port number&lt;/td&gt;</text:p>
          </table:table-cell>
          <table:table-cell/>
        </table:table-row>
        <table:table-row table:style-name="ro1">
          <table:table-cell office:value-type="float" office:value="6868">
            <text:p>6868</text:p>
          </table:table-cell>
          <table:table-cell table:formula="of:=&quot;&lt;td valign=top&gt;&amp;nbsp;&quot;&amp;[.A45]&amp;&quot;&lt;/td&gt;&quot;" office:value-type="string" office:string-value="&lt;td valign=top&gt;&amp;nbsp;6868&lt;/td&gt;">
            <text:p>&lt;td valign=top&gt;&amp;nbsp;6868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ommo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play in favorites menu</text:p>
          </table:table-cell>
          <table:table-cell table:formula="of:=&quot;&lt;td valign=top&gt;&amp;nbsp;&quot;&amp;[.A51]&amp;&quot;&lt;/td&gt;&quot;" office:value-type="string" office:string-value="&lt;td valign=top&gt;&amp;nbsp;Display in favorites menu&lt;/td&gt;">
            <text:p>&lt;td valign=top&gt;&amp;nbsp;Display in favorites menu&lt;/td&gt;</text:p>
          </table:table-cell>
          <table:table-cell/>
        </table:table-row>
        <table:table-row table:style-name="ro1">
          <table:table-cell office:value-type="string">
            <text:p>Debug</text:p>
          </table:table-cell>
          <table:table-cell table:formula="of:=&quot;&lt;td valign=top&gt;&amp;nbsp;&quot;&amp;[.A52]&amp;&quot;&lt;/td&gt;&quot;" office:value-type="string" office:string-value="&lt;td valign=top&gt;&amp;nbsp;Debug&lt;/td&gt;">
            <text:p>&lt;td valign=top&gt;&amp;nbsp;Debu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24/06/2020</text:date>, <text:time>22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6-24T22:05:16.21</dc:date>
    <meta:editing-duration>PT7M51S</meta:editing-duration>
    <meta:editing-cycles>4</meta:editing-cycles>
    <meta:generator>OpenOffice/4.1.5$Win32 OpenOffice.org_project/415m1$Build-9789</meta:generator>
    <meta:document-statistic meta:table-count="3" meta:cell-count="67" meta:object-count="0"/>
  </office:meta>
</office:document-meta>
</file>